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3"><text:span text:style-name="T5">do text</text:span></text:p><text:p text:style-name="P13"><text:span text:style-name="T5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><draw:frame draw:style-name="fr2" draw:name="Cadre1" text:anchor-type="paragraph" svg:x="7.8cm" svg:y="0.295cm" svg:width="7.631cm" svg:height="2.833cm" draw:z-index="1"><draw:text-box><text:p text:style-name="P12"><text:text-input text:description="Nom donneur avis">self.getTerm('foldermakers', 'belgacom').Title()</text:text-input></text:p><text:p text:style-name="P11"><office:annotation><dc:creator>Gauthier Bastien</dc:creator><dc:date>2011-03-23T14:58:32</dc:date><text:p text:style-name="P13"><text:span text:style-name="T5">do text</text:span></text:p><text:p text:style-name="P13"><text:span text:style-name="T5">from xhtml(self.getTerm('foldermakers', 'belgacom').getFormattedDescription())</text:span></text:p></office:annotation></text:p><text:p text:style-name="P10">RECOMMANDE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mande d'avis concernant un permis d'urbanisme</text:p>
      <text:p text:style-name="Standard"/>
      <text:p text:style-name="P3"><text:span text:style-name="T3"><office:annotation><dc:creator>Gauthier Bastien</dc:creator><dc:date>2011-01-13T14:56:41</dc:date><text:p text:style-name="P13"><text:span text:style-name="T5">do text</text:span></text:p><text:p text:style-name="P13"><text:span text:style-name="T5">from document(at=reference, format='odt')</text:span></text:p></office:annotation></text:span><text:span text:style-name="T4">Import depuis reference.odt</text:span></text:p>
      <text:p text:style-name="Standard"/>
      <text:p text:style-name="P8"><office:annotation><dc:creator>Gauthier Bastien</dc:creator><dc:date>2011-02-16T16:12:24</dc:date><text:p text:style-name="P1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Standard"><text:span text:style-name="T4">Référence cadastrale</text:span> : <text:text-input text:description="Parcelles">self.getPortionOutsText()</text:text-input></text:p>
      <text:p text:style-name="Standard"/>
      <text:p text:style-name="Standard"/>
      <text:p text:style-name="P5">Monsieur,</text:p>
      <text:p text:style-name="P5"/>
      <text:p text:style-name="P5">Nous vous transmettons en annexe, pour avis, le dossier introduit par <text:text-input text:description="Demandeurs">self.getApplicantsSignaletic()</text:text-input></text:p>
      <text:p text:style-name="P5"/>
      <text:p text:style-name="P5">Nous vous saurions gré de nous envoyer confirmation dans les trente jours francs à dater de la présente. <text:s/>A défaut de réponse endéans ce délai, nous devrons considérer ledit avis comme favorable.</text:p>
      <text:p text:style-name="P5"/>
      <text:p text:style-name="P5">Nous vous souhaitons bonne réception de la présente et de ses annexes, et vous prions d'agréer, Monsieur l'Ingénieur en Chef-Directeur, l'expression de nos sentiments distingués.</text:p>
      <text:p text:style-name="P5"/>
      <text:p text:style-name="P5"/>
      <text:p text:style-name="P4"/>
      <text:p text:style-name="P9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3"><text:span text:style-name="T5">do text</text:span></text:p><text:p text:style-name="P1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5T15:38:43</dc:date>
    <dc:language>fr-FR</dc:language>
    <meta:editing-cycles>65</meta:editing-cycles>
    <meta:editing-duration>PT36H17M12S</meta:editing-duration>
    <dc:creator>Stéphan Geulette</dc:creator>
    <meta:document-statistic meta:table-count="0" meta:image-count="0" meta:object-count="0" meta:page-count="1" meta:paragraph-count="18" meta:word-count="108" meta:character-count="961"/>
    <meta:user-defined meta:name="Info 1"/>
    <meta:user-defined meta:name="Info 2"/>
    <meta:user-defined meta:name="Info 3"/>
    <meta:user-defined meta:name="Info 4"/>
  </office:meta>
</office:document-meta>
</file>